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377cm" fo:min-width="10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7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loext:graphic-properties draw:fill="solid" draw:fill-color="#ffffff"/>
      <style:text-properties fo:font-size="12pt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15.627cm" svg:x="0.238cm" svg:y="0.6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8cm" svg:height="3.539cm" svg:x="0.365cm" svg:y="1.18cm">
          <draw:text-box>
            <text:p><text:span text:style-name="T1">From: alice@foo.com</text:span></text:p>
            <text:p><text:span text:style-name="T1">To: bob@bar.com</text:span></text:p>
            <text:p><text:span text:style-name="T1">Cc:</text:span></text:p>
            <text:p><text:span text:style-name="T1">Subject: Test message</text:span></text:p>
            <text:p text:style-name="P2"><text:span text:style-name="T1">X-Origin-Resource-Mailbox-URL: mailbox.hospital.com; </text:span></text:p>
            <text:p text:style-name="P2"><text:span text:style-name="T1">expiration="Sa, 4 Mar 2023 14:05:01 +0100 (CEST)"</text:span></text:p>
            <text:p text:style-name="P2"><text:span text:style-name="T1">X-Destination-Resource-Mailbox-URL: mailbox.insurance.com</text:span></text:p>
            <text:p text:style-name="P2"><text:span text:style-name="T1">X-Correspondence-Category: healthcare</text:span></text:p>
          </draw:text-box>
        </draw:frame>
        <draw:frame draw:style-name="gr3" draw:text-style-name="P3" draw:layer="layout" svg:width="10.668cm" svg:height="10.937cm" svg:x="0.365cm" svg:y="5.171cm">
          <draw:text-box>
            <text:p><text:span text:style-name="T1">Content-Type: multipart/mixed; boundary=42</text:span></text:p>
            <text:p text:style-name="P2"><text:span text:style-name="T1">MIME-Version: 1.0</text:span></text:p>
            <text:p text:style-name="P2"><text:span text:style-name="T1"/></text:p>
            <text:p><text:span text:style-name="T1">--42</text:span></text:p>
            <text:p text:style-name="P2"><text:span text:style-name="T1">Content-Type: message/external-body;</text:span></text:p>
            <text:p text:style-name="P2"><text:span text:style-name="T1"><text:tab/></text:span><text:span text:style-name="T1">access-type=content-addressed-uri;</text:span></text:p>
            <text:p text:style-name="P2"><text:span text:style-name="T1"><text:tab/></text:span><text:span text:style-name="T1">hash-algorithm=sha256;</text:span></text:p>
            <text:p text:style-name="P2"><text:span text:style-name="T1"><text:tab/></text:span><text:span text:style-name="T1">size=2563</text:span></text:p>
            <text:p text:style-name="P2"><text:span text:style-name="T1"/></text:p>
            <text:p text:style-name="P2"><text:span text:style-name="T2">Content-Type: text/plain</text:span></text:p>
            <text:p text:style-name="P2"><text:span text:style-name="T2">Content-Disposition: inline</text:span></text:p>
            <text:p text:style-name="P2"><text:span text:style-name="T1">Content-ID: &lt;2f77668a9… ...32b2f91&gt;</text:span></text:p>
            <text:p text:style-name="P2"><text:span text:style-name="T1"/></text:p>
            <text:p text:style-name="P2"><text:span text:style-name="T1">--42</text:span></text:p>
            <text:p><text:span text:style-name="T1">Content-Type: message/external-body;</text:span></text:p>
            <text:p><text:span text:style-name="T1"><text:tab/></text:span><text:span text:style-name="T1">access-type=content-addressed-uri;</text:span></text:p>
            <text:p><text:span text:style-name="T1"><text:tab/></text:span><text:span text:style-name="T1">hash-algorithm=sha256;</text:span></text:p>
            <text:p><text:span text:style-name="T1"><text:tab/></text:span><text:span text:style-name="T1">size=87328426</text:span></text:p>
            <text:p><text:span text:style-name="T1"/></text:p>
            <text:p text:style-name="P2"><text:span text:style-name="T2">Content-Type: video/mp4</text:span></text:p>
            <text:p text:style-name="P2"><text:span text:style-name="T2">Content-Disposition: attachment</text:span></text:p>
            <text:p text:style-name="P2"><text:span text:style-name="T1">Content-ID: &lt;d534be829… ...bfefbc6&gt;</text:span></text:p>
            <text:p><text:span text:style-name="T1"/></text:p>
            <text:p><text:span text:style-name="T1">--42--</text:span></text:p>
            <text:p><text:span text:style-name="T1"/></text:p>
            <text:p><text:span text:style-name="T1"/></text:p>
          </draw:text-box>
        </draw:frame>
        <draw:frame draw:style-name="gr4" draw:text-style-name="P4" draw:layer="layout" svg:width="2.276cm" svg:height="0.725cm" svg:x="4.663cm" svg:y="0.238cm">
          <draw:text-box>
            <text:p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04-15T14:42:40.891450568</meta:creation-date>
    <dc:date>2023-05-09T10:54:43.008856805</dc:date>
    <dc:creator>Igor Zboran</dc:creator>
    <meta:editing-duration>P1DT23H43M36S</meta:editing-duration>
    <meta:editing-cycles>56</meta:editing-cycles>
    <meta:generator>LibreOffice/7.5.3.2$Linux_X86_64 LibreOffice_project/67bf5ab3e8553b11738d1302ab7051a12dd8b40d</meta:generator>
    <meta:document-statistic meta:object-count="4"/>
  </office:meta>
</office:document-meta>
</file>